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d54d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df02d"/>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1df02d"/>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7"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style:style>
    <style:style style:name="P3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4" style:family="paragraph" style:parent-style-name="Text_20_body">
      <style:paragraph-properties fo:margin-left="0in" fo:margin-right="0in" fo:text-align="justify" style:justify-single-word="false" fo:text-indent="0.1965in" style:auto-text-indent="false"/>
      <style:text-properties fo:color="#800000"/>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paragraph-rsid="001df02d"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b0f81"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4b8c"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fo:color="#0000ff"/>
    </style:style>
    <style:style style:name="P6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text-properties fo:language="ru" fo:country="RU"/>
    </style:style>
    <style:style style:name="P84" style:family="paragraph" style:parent-style-name="Text_20_body">
      <loext:graphic-properties draw:fill="solid" draw:fill-color="#eeeeee" draw:opacity="100%"/>
      <style:paragraph-properties fo:background-color="#eeeeee"/>
      <style:text-properties fo:language="ru" fo:country="RU"/>
    </style:style>
    <style:style style:name="P8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6" style:family="paragraph" style:parent-style-name="Text_20_body">
      <style:text-properties fo:color="#800000" fo:language="ru" fo:country="RU"/>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3" style:family="paragraph" style:parent-style-name="Footnote">
      <style:paragraph-properties fo:margin-left="0in" fo:margin-right="0in" fo:text-indent="0in" style:auto-text-indent="false"/>
      <style:text-properties fo:language="en" fo:country="US"/>
    </style:style>
    <style:style style:name="P104" style:family="paragraph" style:parent-style-name="Footnote">
      <style:text-properties fo:language="en" fo:country="US"/>
    </style:style>
    <style:style style:name="P105" style:family="paragraph" style:parent-style-name="Footnote">
      <style:text-properties fo:language="ru" fo:country="RU"/>
    </style:style>
    <style:style style:name="P106" style:family="paragraph" style:parent-style-name="Footnot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4" style:family="paragraph" style:parent-style-name="Text_20_body" style:list-style-name="L1">
      <style:paragraph-properties fo:text-align="justify" style:justify-single-word="false"/>
    </style:style>
    <style:style style:name="P115" style:family="paragraph" style:parent-style-name="Text_20_body" style:list-style-name="L1">
      <style:paragraph-properties fo:text-align="justify" style:justify-single-word="false"/>
      <style:text-properties fo:language="ru" fo:country="RU"/>
    </style:style>
    <style:style style:name="P116" style:family="paragraph" style:parent-style-name="Text_20_body" style:list-style-name="L2">
      <style:paragraph-properties fo:text-align="justify" style:justify-single-word="false"/>
      <style:text-properties fo:language="ru" fo:country="RU"/>
    </style:style>
    <style:style style:name="P11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2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Heading_20_1">
      <loext:graphic-properties draw:fill="solid" draw:fill-color="#eeeeee" draw:opacity="100%"/>
      <style:paragraph-properties fo:background-color="#eeeeee"/>
    </style:style>
    <style:style style:name="P126" style:family="paragraph" style:parent-style-name="Heading_20_1">
      <style:paragraph-properties fo:margin-left="0in" fo:margin-right="0in" fo:text-align="center" style:justify-single-word="false" fo:text-indent="0.1965in" style:auto-text-indent="false"/>
    </style:style>
    <style:style style:name="P127" style:family="paragraph" style:parent-style-name="Heading_20_2">
      <style:text-properties fo:language="en" fo:country="US"/>
    </style:style>
    <style:style style:name="P128" style:family="paragraph" style:parent-style-name="Heading_20_2">
      <style:text-properties fo:language="ru" fo:country="RU"/>
    </style:style>
    <style:style style:name="P129" style:family="paragraph" style:parent-style-name="Heading_20_2">
      <loext:graphic-properties draw:fill="solid" draw:fill-color="#eeeeee" draw:opacity="100%"/>
      <style:paragraph-properties fo:background-color="#eeeeee"/>
      <style:text-properties fo:language="ru" fo:country="RU"/>
    </style:style>
    <style:style style:name="P130" style:family="paragraph" style:parent-style-name="Heading_20_2">
      <loext:graphic-properties draw:fill="solid" draw:fill-color="#eeeeee" draw:opacity="100%"/>
      <style:paragraph-properties fo:background-color="#eeeeee"/>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style:font-style-asian="normal" style:font-style-complex="normal"/>
    </style:style>
    <style:style style:name="T20" style:family="text">
      <style:text-properties fo:color="#800000" fo:language="ru" fo:country="RU" fo:font-style="normal" fo:background-color="transparent" loext:char-shading-value="0"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loext:char-shading-value="0" style:font-style-asian="normal" style:font-style-complex="normal"/>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font-style="normal" style:font-style-asian="normal" style:font-style-complex="normal"/>
    </style:style>
    <style:style style:name="T38" style:family="text">
      <style:text-properties style:use-window-font-color="true" fo:font-style="normal" fo:background-color="transparent" loext:char-shading-value="0" style:font-style-asian="normal" style:font-style-complex="normal"/>
    </style:style>
    <style:style style:name="T39" style:family="text">
      <style:text-properties fo:background-color="transparent" loext:char-shading-value="0"/>
    </style:style>
    <style:style style:name="T40" style:family="text">
      <style:text-properties style:text-position="super 58%"/>
    </style:style>
    <style:style style:name="T41" style:family="text">
      <style:text-properties fo:color="#c5000b"/>
    </style:style>
    <style:style style:name="T42" style:family="text">
      <style:text-properties fo:language="fr" fo:country="FR"/>
    </style:style>
    <style:style style:name="T43" style:family="text">
      <style:text-properties fo:color="#0000ff"/>
    </style:style>
    <style:style style:name="T44" style:family="text">
      <style:text-properties fo:color="#3333ff"/>
    </style:style>
    <style:style style:name="T45" style:family="text">
      <style:text-properties fo:font-style="normal" style:font-style-asian="normal" style:font-style-complex="normal"/>
    </style:style>
    <style:style style:name="T46" style:family="text">
      <style:text-properties fo:color="#0066ff"/>
    </style:style>
    <style:style style:name="T47" style:family="text">
      <style:text-properties fo:color="#0066ff" fo:language="en" fo:country="US" fo:font-style="normal" fo:background-color="transparent" loext:char-shading-value="0" style:font-style-asian="normal" style:font-style-complex="normal"/>
    </style:style>
    <style:style style:name="T48" style:family="text">
      <style:text-properties fo:background-color="#ffff00" loext:char-shading-value="0"/>
    </style:style>
    <style:style style:name="T49" style:family="text">
      <style:text-properties fo:color="#00ccff"/>
    </style:style>
    <style:style style:name="T50" style:family="text">
      <style:text-properties fo:font-weight="normal" style:font-weight-asian="normal" style:font-weight-complex="normal"/>
    </style:style>
    <style:style style:name="T51" style:family="text">
      <style:text-properties officeooo:rsid="001a0fa9"/>
    </style:style>
    <style:style style:name="T52" style:family="text">
      <style:text-properties officeooo:rsid="001b0f81"/>
    </style:style>
    <style:style style:name="T53" style:family="text">
      <style:text-properties officeooo:rsid="001cbbed"/>
    </style:style>
    <style:style style:name="T54" style:family="text">
      <style:text-properties officeooo:rsid="001e4b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99566134073852580" text:style-name="L1">
        <text:list-item>
          <text:p text:style-name="P114">добавить детектив <text:span text:style-name="T1">(реализовано)</text:span>+ магические уроки/трактаты Старсвирла (реализовано)</text:p>
        </text:list-item>
        <text:list-item>
          <text:p text:style-name="P115">Терра несколько раз пытается убить Макса (один раз — в аквапарке). Несколько раз Макса спасает Селестия (даёт приказы Нексусу)</text:p>
        </text:list-item>
        <text:list-item>
          <text:p text:style-name="P115">Книги:</text:p>
        </text:list-item>
      </text:list>
      <text:list xml:id="list4081518912831442497" text:style-name="L2">
        <text:list-item>
          <text:p text:style-name="P116">«Великие грифоны прошлого» - из канона (5<text:span text:style-name="T6">s8e)</text:span></text:p>
        </text:list-item>
        <text:list-item>
          <text:p text:style-name="P116">«Высшие заклинания в повседневном использовании: от песчинки до дворца»</text:p>
        </text:list-item>
        <text:list-item>
          <text:p text:style-name="P117">«Малоизвестные аспекты магии трансформаций»</text:p>
        </text:list-item>
        <text:list-item>
          <text:p text:style-name="P11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6">Дасти Вейфарер «Зебрианская культура, быт и фольклор»</text:p>
        </text:list-item>
        <text:list-item>
          <text:p text:style-name="P116">«Краткая история Эквестрии»</text:p>
        </text:list-item>
        <text:list-item>
          <text:p text:style-name="P116">«Шедевры архитектуры Эквестрии» с разделом о Кантерлотском Королевском Дворце</text:p>
        </text:list-item>
        <text:list-item>
          <text:p text:style-name="P116">«Великие дела и великие чары». Страница 893: …</text:p>
        </text:list-item>
        <text:list-item>
          <text:p text:style-name="P116">«Природа Проклятий» - обмен</text:p>
        </text:list-item>
        <text:list-item>
          <text:p text:style-name="P116">«<text:span text:style-name="T39">Магия для Чайников</text:span>» - обмен</text:p>
        </text:list-item>
        <text:list-item>
          <text:p text:style-name="P116">«Энциклопедия Арканум» - обмен</text:p>
        </text:list-item>
        <text:list-item>
          <text:p text:style-name="P116">«О Гейсах» - обмен</text:p>
        </text:list-item>
        <text:list-item>
          <text:p text:style-name="P116">«<text:span text:style-name="T48">Тайны Тайных Наук</text:span>» - обмен</text:p>
        </text:list-item>
        <text:list-item>
          <text:p text:style-name="P117">«Основы Заклятий» - обмен</text:p>
        </text:list-item>
        <text:list-item>
          <text:p text:style-name="P116"><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6328481322280193802"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Норф</text:h>
      <text:p text:style-name="P8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text:soft-page-break/>Рома</text:h>
      <text:p text:style-name="P90">Программист в команде UI-программистов</text:p>
      <text:h text:style-name="Heading_20_3" text:outline-level="3">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1">В <text:span text:style-name="T1">конце</text:span> каждой главы <text:span text:style-name="T1">(чтобы не спойлерить)</text:span> - рисунок мозаики, отображающий суть главы.</text:p>
      <text:p text:style-name="P31"/>
      <text:h text:style-name="P127" text:outline-level="2">1. Терра</text:h>
      <text:p text:style-name="P30">музыка - кондовая электронная, холодная и отчаянная (Electronics “Disappointed”)</text:p>
      <text:p text:style-name="P92">&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0"><text:note text:id="ftn1" text:note-class="footnote"><text:note-citation>1</text:note-citation><text:note-body><text:p text:style-name="P10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4">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6">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5"><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6">RnD-</text:span><text:span text:style-name="T1">зоны</text:span><text:span text:style-name="T1"><text:note text:id="ftn3" text:note-class="footnote"><text:note-citation>3</text:note-citation><text:note-body><text:p text:style-name="P10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60"><text:span text:style-name="T6">&gt;\</text:span>Привет, Нексус. Это Макс.</text:p>
      <text:p text:style-name="P60"><text:span text:style-name="T6">&lt;\</text:span>Привет Макс. <text:span text:style-name="T1">Рад тебя видеть. Где ты отсутствовал три дня?</text:span></text:p>
      <text:p text:style-name="P60"><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8"/>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0"><text:span text:style-name="T6">&gt;\</text:span>Как называется наш проект?</text:p>
      <text:p text:style-name="P60"><text:span text:style-name="T6">&lt;\</text:span>Дайсон.</text:p>
      <text:p text:style-name="P60"><text:span text:style-name="T6">&gt;\</text:span>Сколько тебе лет?</text:p>
      <text:p text:style-name="P60"><text:soft-page-break/><text:span text:style-name="T6">&lt;\</text:span>Два года с начала запуска кластера.</text:p>
      <text:p text:style-name="P60"><text:span text:style-name="T6">&gt;\</text:span>Какой сейчас год?</text:p>
      <text:p text:style-name="P60"><text:span text:style-name="T6">&gt;\</text:span>202<text:span text:style-name="T1">6</text:span>-й.</text:p>
      <text:p text:style-name="P29"/>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0"><text:span text:style-name="T6">&gt;\</text:span>Нексус, отключи память <text:span text:style-name="T1">заданий</text:span> за последнюю неделю.</text:p>
      <text:p text:style-name="P60"><text:span text:style-name="T6">&lt;\</text:span>Выполнено.</text:p>
      <text:p text:style-name="P60"><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0"><text:span text:style-name="T6">&lt;\</text:span><text:span text:style-name="T1">Тебя понял. Читаю задачу...</text:span></text:p>
      <text:p text:style-name="P6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1">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1">Ограничени<text:span text:style-name="T1">е 2: решение должно находиться в правовых рамках уголовного и административного кодекса.</text:span></text:p>
      <text:p text:style-name="P61">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1"><text:span text:style-name="T6">&lt;\</text:span><text:span text:style-name="T1">Выполняю задачу</text:span>...</text:p>
      <text:p text:style-name="P61"><text:span text:style-name="T6">&lt;\</text:span>...</text:p>
      <text:p text:style-name="P61"><text:span text:style-name="T6">&lt;\</text:span>Решение:</text:p>
      <text:p text:style-name="P61"><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1"><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5">Подробный план действий по дням приведен в файле «Война корпораций_A_06.09.2026_23<text:span text:style-name="T6">:47.bmf»</text:span></text:p>
      <text:p text:style-name="P28"/>
      <text:p text:style-name="P37">&lt;<text:span text:style-name="T1">как-то говённо. Улучшить</text:span>&gt;</text:p>
      <text:p text:style-name="P40">Хм, не понял? Ч<text:span text:style-name="T1">ё</text:span> за хрень?</text:p>
      <text:p text:style-name="P40"/>
      <text:p text:style-name="P60"><text:span text:style-name="T6">&gt;</text:span>\Нексус, почему ты используешь жёсткие настройки <text:span text:style-name="T1">для решения задачи</text:span>?</text:p>
      <text:p text:style-name="P60"><text:span text:style-name="T6">&lt;\</text:span>Настройки правильные, <text:span text:style-name="T1">Макс</text:span>.</text:p>
      <text:p text:style-name="P29"/>
      <text:p text:style-name="P40">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9"/>
      <text:p text:style-name="P60"><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9"/>
      <text:p text:style-name="P40">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0">Ага, уже теплее.</text:p>
      <text:p text:style-name="P40"/>
      <text:p text:style-name="P60"><text:span text:style-name="T6">&gt;</text:span>\Нексус,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6">– </text:span>Окей. Спасибо, Макс. <text:span text:style-name="T1">Выручил.</text:span></text:p>
      <text:p text:style-name="P4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6">.</text:span></text:p>
      <text:p text:style-name="P67">Гудки.</text:p>
      <text:p text:style-name="P40"><text:soft-page-break/><text:span text:style-name="T1">У</text:span>ходя попрощался с охранником, <text:span text:style-name="T1">увлечённо исследующим тему педофилии</text:span>.</text:p>
      <text:p text:style-name="P40">Всё, свободен. Хотя <text:s/><text:span text:style-name="T1">воскресенье</text:span> уже испорчен<text:span text:style-name="T1">о</text:span>.</text:p>
      <text:p text:style-name="P40"/>
      <text:p text:style-name="P93">***</text:p>
      <text:p text:style-name="P93"/>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4">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5"><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25">Нет, это не для меня. Я сюда пришёл подышать воздухом. И только.</text:p>
      <text:p text:style-name="P1">Влад тогда совершил глупость, большую глупость. Я ему давно го<text:span text:style-name="T39">ворил </text:span><text:span text:style-name="T2">—</text:span><text:span text:style-name="T3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9">А у нас получается... </text:span><text:span text:style-name="T2">–</text:span><text:span text:style-name="T3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4">AI <text:span text:style-name="T2">– </text:span><text:span text:style-name="T3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2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63">Музыка быстрая, тревожная, надорваная и печальная (Pet Shop Boys “So Hard” ?)</text:p>
      <text:p text:style-name="P32"/>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4"/>
      <text:p text:style-name="P3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2"/>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9">, </text:span><text:span text:style-name="T2">а от валиума таких глюков у меня ни разу не было</text:span><text:span text:style-name="T3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4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28">верх</text:span>…</text:p>
      <text:p text:style-name="P7">Тут м<text:span text:style-name="T6">еня, </text:span>наконец,<text:span text:style-name="T6"> стошнило. Буквально вывернуло наизнанку: из носа текло, в глазах стояли слёзы. </text:span></text:p>
      <text:p text:style-name="P7"><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2">Jack of Hearts</text:span><text:span text:style-name="T42"><text:note text:id="ftn7" text:note-class="footnote"><text:note-citation>7</text:note-citation><text:note-body><text:p text:style-name="Footnote"><text:bookmark text:name="result_box1"/><text:span text:style-name="T42">Jack of Hearts</text:span> <text:span text:style-name="T1">– Червовый валет (фр.)</text:span></text:p></text:note-body></text:note></text:span><text:span text:style-name="T4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7"><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5">Спи, сестра моя родная,<text:line-break/>Спи. Усни.<text:line-break/>Крыльями тебя укрою,<text:line-break/>Спи. Усни.</text:p><text:p text:style-name="P105"><text:tab/>В чаще тёмной волки воют,<text:line-break/>Спи. Усни.</text:p><text:p text:style-name="P105"><text:tab/>В мрачном замке духи ноют,<text:line-break/>Спи. Усни.</text:p><text:p text:style-name="P105"><text:tab/>Сказки вечность нам читает,<text:line-break/>Спи. Усни.<text:line-break/>День осенний угасает,<text:line-break/>Спи. Усни.<text:line-break/>Помни только в сне глубоком,</text:p><text:p text:style-name="P10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6">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17">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28">,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7"><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6">–</text:span> ТЫ!!! ТЫ!..</text:p>
      <text:p text:style-name="P7"><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3"/>
      <text:h text:style-name="Heading_20_2" text:outline-level="2"><text:span text:style-name="T6">3. </text:span>Кантерлот</text:h>
      <text:p text:style-name="P64">Музыка медленная, фэнтезийная, средневековая, изысканая, дворцовая (стиль Dire Straits “Coyote”)</text:p>
      <text:p text:style-name="P25">Глава IV. Пределы магии</text:p>
      <text:p text:style-name="P22"/>
      <text:p text:style-name="P25">Вашему покорному слуге известны четыре предела магии: </text:p>
      <text:list xml:id="list6293564440466512002" text:style-name="L4">
        <text:list-item>
          <text:p text:style-name="P11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9"><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3"><text:s/>Сколько страниц сегодня нахреначили?</text:p><text:p text:style-name="P104">– <text:span text:style-name="T1">Восемь, учитель!</text:span></text:p><text:p text:style-name="P104">– Отлично. Надиктую ещё две и сбегаешь за кофе.</text:p></text:note-body></text:note></text:span></text:p>
        </text:list-item>
      </text:list>
      <text:p text:style-name="P9"/>
      <text:p text:style-name="P13">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6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2">Я потянулся. Хватит на сегодня чтения. Настало время ежедневной прогулки по городу. Тем более, что у меня есть деньги.</text:p>
      <text:p text:style-name="P6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2">Так что даже на ремонт одежды и покупку необходимых в повседневной жизни мелочей у меня финансов не было. До недавнего времени. </text:p>
      <text:p text:style-name="P6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6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20">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text:soft-page-break/>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6">4. </text:span>Библиотека</text:h>
      <text:p text:style-name="P21">&lt;<text:span text:style-name="T43">Mike Oldfield – Tres Lunas ”To Be Free” (Radio Edit)</text:span>&gt;</text:p>
      <text:p text:style-name="P25">Глава VI. Основы</text:p>
      <text:p text:style-name="P25"/>
      <text:p text:style-name="P2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5">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4"/>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7">–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1">Селестия нахмурилась и подняла крылья.</text:p>
      <text:p text:style-name="P51"><text:span text:style-name="T6">– </text:span>Не забывай, человек, я — могущественный маг и правитель Эквестрии. Ко мне нужно относиться с должным уважением!</text:p>
      <text:p text:style-name="P51"><text:span text:style-name="T6">– </text:span>А то что? Превратишь в жабу? Сошлёшь на Луну? Убьёшь нахер?</text:p>
      <text:p text:style-name="P51">Аликорница сникла. Уши её опустились.</text:p>
      <text:p text:style-name="P51"><text:span text:style-name="T6">– </text:span>Макс, не надо... Ты же знаешь, я этого не сделаю.</text:p>
      <text:p text:style-name="P51"><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1"><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51"><text:span text:style-name="T6">Аликорница уселась н</text:span>а пол <text:span text:style-name="T6">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51"><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51"><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6">– </text:span>Вот, читай отсюда. <text:span text:style-name="T6">– а</text:span>ликорница подчеркнула абзац копытом.</text:p>
      <text:p text:style-name="P51"><text:soft-page-break/></text:p>
      <text:p text:style-name="P55">***</text:p>
      <text:p text:style-name="P55"/>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17">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4">–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28" text:outline-level="2"><text:span text:style-name="T6">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text:soft-page-break/>–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text:soft-page-break/>– Аааа, я его знаю!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5">***</text:p>
      <text:p text:style-name="P51">&lt;<text:span text:style-name="T43">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text:soft-page-break/>–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1"/>
      <text:p text:style-name="P51">Селестия встала, потянувшись по-кошачьи, и направилась к выходу. У двери он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27" text:outline-level="2">6. Стыд</text:h>
      <text:p text:style-name="P51"/>
      <text:p text:style-name="P56">~~~ Завтра на семь в библиотеке ~~~</text:p>
      <text:p text:style-name="P56"/>
      <text:p text:style-name="P51">–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5">***</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1">– А как ты сама помнишь о том заклинании, если оно стёрто из бытия? – резонно подметил я.</text:p>
      <text:p text:style-name="P51">– У меня есть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44">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9">старший. </text:span><text:span text:style-name="T2">–</text:span><text:span text:style-name="T3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твои??? И ты скрывала от меня всё это время??? Но кто??? Кто их отец?!! КТО ЭТОТ… !!!</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7">– Что? Что ты видела,? Что с тобой произошло, сестра?</text:p>
      <text:p text:style-name="P7">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6">—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1"/>
      <text:p text:style-name="P55">***</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6">—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Тия. Если хочешь.</text:p>
      <text:p text:style-name="P51">– Хорошо. До встречи, Тия.</text:p>
      <text:p text:style-name="P51">– До встречи, Макс.</text:p>
      <text:p text:style-name="P51"/>
      <text:h text:style-name="Heading_20_2" text:outline-level="2"><text:span text:style-name="T1">8</text:span>. <text:span text:style-name="T6">40-6</text:span></text:h>
      <text:p text:style-name="P65">Mark Knopfler — Hill Farmers Blues — или на следующую главу (прощание)</text:p>
      <text:p text:style-name="P51"/>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56"><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6">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4">…</text:p>
      <text:p text:style-name="P44"/>
      <text:p text:style-name="P51">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5">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5"> </text:span><text:span text:style-name="T34">— обычное дело. </text:span><text:span text:style-name="T45">Хорошо, что ежедневные посещения каретной мастерской подняли мой тонус, изрядно посаженный сидячим образом жизни.</text:span></text:p>
      <text:p text:style-name="P1"><text:span text:style-name="T4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1">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text:soft-page-break/>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6">Мне печалиться не стоит</text:p><text:p text:style-name="P106">Жизнь прекрасна и ярка</text:p><text:p text:style-name="P106">Телом молода, душою —</text:p><text:p text:style-name="P106">Как дракон морской мудра</text:p><text:p text:style-name="P106"/><text:p text:style-name="P106">Я видала взлёт империй,</text:p><text:p text:style-name="P106">Я жила среди легенд,</text:p><text:p text:style-name="P106">Древней магии мистерий</text:p><text:p text:style-name="P106">Я прилежнейший студент</text:p><text:p text:style-name="P106"/><text:p text:style-name="P106">Обожаема народом,</text:p><text:p text:style-name="P106">Уважаема врагом,</text:p><text:p text:style-name="P106">Но друзей моих немного,</text:p><text:p text:style-name="P106">Но жжёт душу холодом</text:p><text:p text:style-name="P106"/><text:p text:style-name="P106">Одинока и печальна,</text:p><text:p text:style-name="P106">Недоступна и строга,</text:p><text:p text:style-name="P106">Потеряла изначальный</text:p><text:p text:style-name="P106">Смысл жизни навсегда</text:p><text:p text:style-name="P106"/><text:p text:style-name="P106">Жизнь моя теперь публична,</text:p><text:p text:style-name="P106">Жизнь моя теперь для всех,</text:p><text:p text:style-name="P106">В этом — горе, в этом — счастье,</text:p><text:p text:style-name="P10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6">–</text:span> А водку у вас принято пить?</text:p>
      <text:p text:style-name="P42"><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51"><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6">– Это ты называешь “дружбой”? – с </text:span>улыбкой хмыкнул<text:span text:style-name="T6"> я. – </text:span>Мне нравится твоё чувство юмора.</text:p>
      <text:p text:style-name="P51">Аликорница нахмурилась.</text:p>
      <text:p text:style-name="P51"><text:span text:style-name="T6">–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51">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text:soft-page-break/>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4">–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5">***</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7">От нечего делать, стал прислушиваться к полушёпоту, витавшему под сводами зала.</text:p>
      <text:p text:style-name="P7">…</text:p>
      <text:p text:style-name="P1"><text:span text:style-name="T34">– </text:span><text:span text:style-name="T30">Говорят, в </text:span><text:span text:style-name="T13">Додж </text:span><text:span text:style-name="T14">Джанкшн</text:span><text:span text:style-name="T3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34">– </text:span><text:span text:style-name="T37">А из Пинто Крика уже месяц нет новостей...</text:span></text:p>
      <text:p text:style-name="P7"><text:span text:style-name="T34">– </text:span><text:span text:style-name="T3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6"><text:span text:style-name="T37">– </text:span>“<text:span text:style-name="T1">Что я могу сделать, чтобы вернуть всё назад?</text:span>”</text:p>
      <text:p text:style-name="P16"><text:span text:style-name="T37">–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37">– </text:span><text:span text:style-name="T30">Что бы это значило, Флер?</text:span></text:p>
      <text:p text:style-name="P16"><text:span text:style-name="T37">– </text:span><text:span text:style-name="T3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1">…</text:p>
      <text:p text:style-name="P5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9">– Куда проваливаться?</text:p>
      <text:p text:style-name="P59">– Они не знают. В тех провалах не видно дна...</text:p>
      <text:p text:style-name="P59">…</text:p>
      <text:p text:style-name="P5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9">– Леди и джентлькольты! Приём окончен! Её Высочество Принцесса Селестия будет рада видеть <text:s/>вас в следующую среду!</text:p>
      <text:p text:style-name="P5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3"><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3">–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1">растеря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4"><text:soft-page-break/>–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2"><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5">&lt;</text:span><text:span text:style-name="T47">Mark Knopfler - </text:span><text:span text:style-name="T46">Hill Farmer's Blues</text:span><text:span text:style-name="T35">&gt;</text:span></text:p>
      <text:p text:style-name="P48">***</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0"><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6"><text:soft-page-break/>– А почему только тебя? А меня? А дядю-горгулия?</text:p>
      <text:p text:style-name="P56">–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3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6"/>
      <text:p text:style-name="P24">***</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4">–</text:span><text:span text:style-name="T30"> Эй, верзила, поосторожнее, лягать тебя в круп!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text:soft-page-break/>–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44">–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42">“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7">***</text:p>
      <text:p text:style-name="P44"/>
      <text:p text:style-name="P94"><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листок назад, перевернув его обратно.</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51"><text:span text:style-name="T6">–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1">– Угу. Только шар ты же и прожёг, соревнуясь с Рэйнбоу Дэш по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5">***</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text:span text:style-name="T53">Кстати, а</text:span> почему Индре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56">– Так у вас знают про людей? <text:span text:style-name="T53">Вот это новость!</text:span>. В Кантерлоте, да и в Понивилле все обраща<text:span text:style-name="T53">ются</text:span> со мной, как с диковинкой.</text:p>
      <text:p text:style-name="P56">– Нууу, <text:span text:style-name="T53">фактически, </text:span>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6">– <text:span text:style-name="T53">Хм. </text:span>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51">Я уселась на пуфике, а подруги заняли места на матрасах…</text:p>
      <text:p text:style-name="P56"><text:soft-page-break/></text:p>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8">***</text:p>
      <text:p text:style-name="P64">&lt;Seal — Amazing&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 </text:p>
      <text:p text:style-name="P25">“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5">“Как её зовут? Запамятовала... Дочка Бловбола, я его ещё последним втащила, прежде чем дверь затворилась. Как же её зовут-то?”</text:p>
      <text:p text:style-name="P6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5">“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5"><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6">— солнце. Моё солнце.</text:span><text:span text:style-name="T5">»</text:span></text:p>
      <text:p text:style-name="P14">Я остановилась перед дверью. Полметра брони отделяли меня от Эквестрии. Полметра брони и двадцать пять лет.</text:p>
      <text:p text:style-name="P25"><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7">Я прошла сквозь дверь.</text:p>
      <text:p text:style-name="P7">Снаружи вставало солнце. Луч света осветил покрытые рыжей пылью руины...</text:p>
      <text:p text:style-name="P7">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text:p>
      <text:p text:style-name="P1"/>
      <text:p text:style-name="P5">***</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9">—</text:span><text:span text:style-name="T10"> </text:span><text:span text:style-name="T50">всё, что удалось от неё добиться.</text:span></text:p>
      <text:p text:style-name="P1"/>
      <text:p text:style-name="P25">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9">Примечания: человеки?</text:p>
      <text:p text:style-name="P9"/>
      <text:p text:style-name="P5">***</text:p>
      <text:p text:style-name="P51">&lt;<text:span text:style-name="T49">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5">Примечания: эгрегор Эквестрии (место, откуда берутся и куда уходят <text:span text:style-name="T1">всепони)&lt;</text:span><text:span text:style-name="T18">разъяснение эгрегора перенести в разговор с Максом</text:span><text:span text:style-name="T1">&gt;?</text:span> Куда ведёт чёрный экран?</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5">***</text:p>
      <text:p text:style-name="P51"/>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text:soft-page-break/>Примечания: через месяц волосы Пинки пришли в обычное состояние, хотя при встрече с Рэйнбоу Дэш она по прежнему прячет глаза.</text:p>
      <text:p text:style-name="P1"/>
      <text:p text:style-name="P5">***</text:p>
      <text:p text:style-name="P1"/>
      <text:p text:style-name="P25">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5"/>
      <text:p text:style-name="P27">Принцесса Луна</text:p>
      <text:p text:style-name="P1"/>
      <text:h text:style-name="Heading_20_2" text:outline-level="2">12. День сурка</text:h>
      <text:p text:style-name="P1"/>
      <text:p text:style-name="P7">Тук-тук-тук.</text:p>
      <text:p text:style-name="P7">Я заворочался в постели, стараясь удержать ускользающий сон. Потянувшись за одеялом, рукой упёрся во что-то тёплое.</text:p>
      <text:p text:style-name="P7">Тук-тук-тук!</text:p>
      <text:p text:style-name="P7">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7">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7">Вручив конверт, пегаска улетела. Я присел на крыльцо, яростно массируя виски и вспоминая вчерашнее...</text:p>
      <text:p text:style-name="P7"/>
      <text:p text:style-name="P12">***</text:p>
      <text:p text:style-name="P7"/>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4">—</text:span><text:span text:style-name="T6"> роскошью, недоступной мне </text:span><text:span text:style-name="T1">годами</text:span><text:span text:style-name="T6"> работы программистом. Краем уха </text:span><text:soft-page-break/><text:span text:style-name="T6">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7">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7">…</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text:p>
      <text:p text:style-name="P51">Я захлопнул окно. Опять детвора играет. Я уже несколько дней, возвращаясь от Твайлайт, слышал из этой будки возню и жеребячьи голоса. <text:span text:style-name="T51">Раненько они сегодня начали, однако.</text:span></text:p>
      <text:p text:style-name="P53">Вот уже неделю я праздно жил в Понивилле, вникая в суть исследований единорожки <text:span text:style-name="T52">(п</text:span>осле тщательного отбора оборудования я с помощью Спайка отослал полученный список Селестии. К нашему с Твайлайт удивлению, ответ задерживался<text:span text:style-name="T52">)</text:span>.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потрескивание – упрочнение мира&gt;</text:span>.</text:p>
      <text:p text:style-name="P51">Закрыв дверь, я отправился в <text:span text:style-name="T51">город</text:span>.</text:p>
      <text:p text:style-name="P51">…</text:p>
      <text:p text:style-name="P54">– Магия подобна стру<text:span text:style-name="T54">е</text:span> воды, исходящ<text:span text:style-name="T54">ей</text:span> из садового шланга. Диаметр шланга — это мощность источника магии. Если струя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text:soft-page-break/>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51"/>
      <text:p text:style-name="P51"/>
      <text:p text:style-name="P4">Твайлайт начала в возбуждении ходить по читальному залу.</text:p>
      <text:p text:style-name="P4"><text:span text:style-name="T23">– Стар </text:span><text:span text:style-name="T19">С</text:span><text:span text:style-name="T23">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text:span text:style-name="T19">(вставить шутку в стиле Влада)</text:span><text:span text:style-name="T23">.</text:span></text:p>
      <text:p text:style-name="P4"><text:span text:style-name="T6">– </text:span>Ай!</text:p>
      <text:p text:style-name="P3">Твайлайт, погружённая в свои мысли, не заметила вылезшего из своей корзинки зевающего Спайка.</text:p>
      <text:p text:style-name="P3"><text:span text:style-name="T6">–</text:span> Элементы-шмелементы, <text:span text:style-name="T6">–</text:span> проворчал Спайк, выкарабкиваясь из-под Твайлайт, <text:span text:style-name="T6">–</text:span> привет, Макс. Ты как, не ушиблась? <text:span text:style-name="T6">–</text:span> Дракончик повернулся к единорожке <text:span text:style-name="T6">&lt;</text:span><text:span text:style-name="T18">аликорнице?</text:span><text:span text:style-name="T6">&gt;</text:span>.</text:p>
      <text:p text:style-name="P3"><text:span text:style-name="T6">–</text:span> Да нет, всё в порядке, Спайк. <text:span text:style-name="T6">–</text:span> Твайлайт потирала ушибленный нос.</text:p>
      <text:p text:style-name="P3">Дракончик кивнул и пошёл по направлению к уборной. Я смочил запасной носовой платок в кувшине с водой, выжал его и приложил к носу Твайлайт.</text:p>
      <text:p text:style-name="P3"><text:span text:style-name="T6">–</text:span> Вообще-то говоря, мне кажется, внешняя сила <text:span text:style-name="T1">—</text:span> это я. Я точно произошёл не в Эквестрии и вообще не в этом мире.</text:p>
      <text:p text:style-name="P3"><text:span text:style-name="T6">–</text:span> Да, логично, <text:span text:style-name="T6">–</text:span> сказала в нос Твайлайт. <text:span text:style-name="T6">–</text:span> Могла бы и сама догадаться.</text:p>
      <text:p text:style-name="P3"><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3"><text:span text:style-name="T6">–</text:span> Заклинания Свирла Бородатого обычно срабатывают без ошибок.</text:p>
      <text:p text:style-name="P3"><text:span text:style-name="T6">–</text:span> Если их правильно вызывают, <text:span text:style-name="T6">–</text:span> пробурчал возвратившийся Спайк, укладываясь в корзинку.</text:p>
      <text:p text:style-name="P3"><text:span text:style-name="T6">–</text:span> Что он имел ввиду?</text:p>
      <text:p text:style-name="P3"><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3"/>
      <text:p text:style-name="P3"><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3"><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text:span text:style-name="T6">–</text:span> Про Найтмэр Мун тебе Её Высочество рассказывала? Мы, вообще-то, не распространяемся <text:soft-page-break/>публично об этом эпизоде. Личная жизнь принцесс не подлежит огласке.</text:p>
      <text:p text:style-name="P3"><text:span text:style-name="T6">–</text:span> Нет, она мне ничего не говорила. Но, видишь ли, ваше королевство и вы сами описаны в моём мире в детском сериале.</text:p>
      <text:p text:style-name="P3"><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Я покачал головой.</text:p>
      <text:p text:style-name="P3"><text:span text:style-name="T6">–</text:span> Вряд ли кто-то из людей побывал здесь до меня. До вас ведь никто не вызывал это заклинание Свирла?</text:p>
      <text:p text:style-name="P3"><text:span text:style-name="T6">–</text:span> Нет. Собрание столь сильных магов запомнилось бы.</text:p>
      <text:p text:style-name="P3"><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text:span text:style-name="T6">–</text:span> Вам нравятся рассказы про Эквестрию? <text:span text:style-name="T6">–</text:span> Твайлайт улыбнулась.</text:p>
      <text:p text:style-name="P3"><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text:span text:style-name="T6">–</text:span> Брони?</text:p>
      <text:p text:style-name="P3"><text:span text:style-name="T6">–</text:span> Так называют себя поклонники этого детского сериала и вас самих <text:span text:style-name="T1">—</text:span> сериальных.</text:p>
      <text:p text:style-name="P3">Твайлайт зарделась.</text:p>
      <text:p text:style-name="P3"><text:span text:style-name="T6">–</text:span> Ого! У нас есть поклонники! Интересно было бы поговорить об этом с твоим другом.</text:p>
      <text:p text:style-name="P3"><text:span text:style-name="T6">–</text:span> Его нет. Он погиб полгода назад.</text:p>
      <text:p text:style-name="P3"><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3"><text:span text:style-name="T6">–</text:span> Всё в порядке, Твайлайт.</text:p>
      <text:p text:style-name="P3">Твайлайт подошла к нише у двери, зажгла небольшую горелку и поставила на неё небольшой изящный чайничек</text:p>
      <text:p text:style-name="P3"><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51"/>
      <text:p text:style-name="P51"/>
      <text:p text:style-name="P4">Я помолчал, собираясь с мыслями. Мысли собирались туго, но самое тупое решение мне пришло в голову ещё в Кантерлоте.</text:p>
      <text:p text:style-name="P4"><text:span text:style-name="T6">–</text:span> Я помню, ваша магия Элементов Гармонии обладает большой силой.</text:p>
      <text:p text:style-name="P4"><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Глаза Твайлайт в ужасе расширились. Она поперхнулась.</text:p>
      <text:p text:style-name="P4"><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text:soft-page-break/>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text:span text:style-name="T6">–</text:span> Для восстановления гармонии, говришь, <text:span text:style-name="T6">–</text:span> я почесал затылок.</text:p>
      <text:p text:style-name="P4"><text:span text:style-name="T6">–</text:span> Ну да, это так. Большие возмущения гармонии можно исправить только с помощью… Ой!..</text:p>
      <text:p text:style-name="P4"><text:span text:style-name="T6">–</text:span> Угу, вот именно. Сейчас имеем “большое возмущение гармонии”.</text:p>
      <text:p text:style-name="P4">Твайлайт прижала копыта к вискам.</text:p>
      <text:p text:style-name="P18"/>
      <text:p text:style-name="P4"><text:span text:style-name="T6">–</text:span> Ты не понимаешь… Я сейчас расскажу.</text:p>
      <text:p text:style-name="P4"/>
      <text:p text:style-name="P4"/>
      <text:p text:style-name="P4"/>
      <text:p text:style-name="P4"><text:span text:style-name="T6">–</text:span> Найтмэр Мун и Дискорд не разорвались и не сгорели.</text:p>
      <text:p text:style-name="P4"><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8">&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51"/>
      <text:p text:style-name="P51"/>
      <text:p text:style-name="P16"/>
      <text:p text:style-name="P1"><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Пинки приходится тащить его на себе. В конце-концов, они подбегают к дому, чтобы увидеть взлёт ракеты со Скуталу со стартовой площадки из дрезины (Скуталу спасена Рэйнбоу Дэш).</text:span><text:span text:style-name="T6">&gt;</text:span></text:p>
      <text:p text:style-name="P7"/>
      <text:p text:style-name="P12">***</text:p>
      <text:p text:style-name="P7"/>
      <text:p text:style-name="P7">Восстановив события, я начал подниматься с крыльца. Взгляд упал на письмо, которое я машинально свернул трубочкой. </text:p>
      <text:p text:style-name="P7">Так-так.</text:p>
      <text:p text:style-name="P9">Кому: человеку Максу, Понивилль.</text:p>
      <text:p text:style-name="P9">От кого: принцессы Селестии, Кантерлот, дворец.</text:p>
      <text:p text:style-name="P7"><text:soft-page-break/>Ага, это ответ на мой запрос по оборудованию, который я жду уже неделю.</text:p>
      <text:p text:style-name="P7">&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7"/>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 до смерти</text:span><text:span text:style-name="T26">)</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text:span><text:soft-page-break/><text:span text:style-name="T18">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1"/>
      <text:h text:style-name="P13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6">***</text:p>
      <text:p text:style-name="P2"/>
      <text:p text:style-name="P2"><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17"/>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7">согласовать с тем, что говорил Анакорн о Р/Д</text:span><text:span text:style-name="T6">&gt;</text:span>). </text:p>
      <text:p text:style-name="P2">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text:soft-page-break/>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
      <text:p text:style-name="P2"><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2"><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52"/>
      <text:p text:style-name="P5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text:soft-page-break/>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4"/>
      <text:p text:style-name="P44"/>
      <text:p text:style-name="P44">&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44">&gt;</text:p>
      <text:p text:style-name="P44"/>
      <text:p text:style-name="P44"/>
      <text:p text:style-name="P56">.<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6"><text:span text:style-name="T37">&lt;</text:span><text:span text:style-name="T24">Макс помогает починить Эпплджек повозку.</text:span><text:span text:style-name="T37">&gt;</text:span></text:p>
      <text:p text:style-name="P44"/>
      <text:p text:style-name="P86"/>
      <text:p text:style-name="P6"/>
      <text:p text:style-name="P6">***</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oft-page-break/><text:span text:style-name="T6">–</text:span> М-м-м. Вкусно. Очень вкусно.</text:p>
      <text:p text:style-name="P17"/>
      <text:p text:style-name="P2"><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7"/>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16"/>
      <text:p text:style-name="P16"/>
      <text:p text:style-name="P16"/>
      <text:p text:style-name="P17"><text:span text:style-name="T39">&lt;</text:span><text:span text:style-name="T21">самолёт в эквестрию проваливается во время </text:span><text:span text:style-name="T2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8">&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52">&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5"><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2"/>
      <text:p text:style-name="P6">***</text:p>
      <text:p text:style-name="P17"/>
      <text:p text:style-name="P2"><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text:span><text:soft-page-break/><text:span text:style-name="T17">характером не слабее.</text:span><text:span text:style-name="T6">&gt;</text:span></text:p>
      <text:p text:style-name="P17"/>
      <text:h text:style-name="P130" text:outline-level="2">Рейд пони-рэйнджеров</text:h>
      <text:p text:style-name="P2">&lt;Магия изо всех окраин Эквестрии бежит к её центру — в Вечнодикий лес&gt;</text:p>
      <text:p text:style-name="P33">(леденящий душу триллер, музыка тревожная)</text:p>
      <text:p text:style-name="P8">&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text:soft-page-break/>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text:soft-page-break/>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6">***</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text:soft-page-break/>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30" text:outline-level="2">Рейд пони-рэйнджеров-2 (<text:span text:style-name="T1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7">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text:soft-page-break/>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text:soft-page-break/>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oft-page-break/><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1"/>
      <text:p text:style-name="P52">Она вытянула шею и начала по очереди сгибать-разгибать ноги, разминая суставы.</text:p>
      <text:p text:style-name="P5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text:soft-page-break/>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0" text:outline-level="2">В библиотеке замка Селестии</text:h>
      <text:p text:style-name="P87"/>
      <text:p text:style-name="P3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0" text:outline-level="2">Понивилль</text:h>
      <text:p text:style-name="P2"/>
      <text:h text:style-name="P13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6"/>
      <text:h text:style-name="P130" text:outline-level="2">Первый сеанс двойного сна. Рэрити</text:h>
      <text:p text:style-name="P2"/>
      <text:p text:style-name="P2"><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oft-page-break/><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0" text:outline-level="2">Сон Макса</text:h>
      <text:p text:style-name="P87"/>
      <text:p text:style-name="P2"><text:span text:style-name="T6">&lt;</text:span><text:span text:style-name="T17">он медленно просыпается от комы в больнице в отделении реанимации после падения (упал на </text:span><text:soft-page-break/><text:span text:style-name="T17">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2">–</text:span><text:span text:style-name="T17"> Готова, </text:span><text:span text:style-name="T22">–</text:span><text:span text:style-name="T17"> процедила она.</text:span><text:span text:style-name="T6">&gt;</text:span></text:p>
      <text:p text:style-name="P6">***</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8"/>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text:soft-page-break/>Голубая пегаска фыркнула и скрылась в дневном небе.</text:p>
      <text:p text:style-name="P2"/>
      <text:h text:style-name="P13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2"/>
      <text:h text:style-name="P13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oft-page-break/><text:span text:style-name="T6">–</text:span> К <text:span text:style-name="T6">&lt;</text:span><text:span text:style-name="T17">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oft-page-break/><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2"><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oft-page-break/><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7">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text:soft-page-break/>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text:soft-page-break/>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oft-page-break/><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text:soft-page-break/>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7">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p text:style-name="P87"/>
      <text:p text:style-name="P87"/>
      <text:p text:style-name="P87"/>
      <text:p text:style-name="P87"/>
      <text:p text:style-name="P2"><text:span text:style-name="T6">&lt;</text:span><text:span text:style-name="T17">Подходя к замку Принцесс, Дэш рассказывает Максу обо сне, который она утаила - с Леро.</text:span><text:span text:style-name="T6">&gt;</text:span> </text:p>
      <text:p text:style-name="P2"><text:span text:style-name="T6">&lt;</text:span><text:span text:style-name="T17">Кто следующий готов рассказывать?</text:span></text:p>
      <text:p text:style-name="P35">Пинки дёрнулась на месте, но промолчала.</text:p>
      <text:p text:style-name="P2"><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2"><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35">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17"/>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0" text:outline-level="2"><text:soft-page-break/></text:h>
      <text:p text:style-name="P6">***</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
      <text:h text:style-name="P130" text:outline-level="2">Исчезновение Селестии</text:h>
      <text:p text:style-name="P35">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oft-page-break/><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0" text:outline-level="2">Поиск решения</text:h>
      <text:p text:style-name="P87"/>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7">&lt;<text:span text:style-name="T18">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7"/>
      <text:p text:style-name="P2"><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2"/>
      <text:h text:style-name="P13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7"/>
      <text:p text:style-name="P2"><text:span text:style-name="T6">&lt;</text:span><text:span text:style-name="T17">высоко летать нельзя из-за молний</text:span><text:span text:style-name="T6">&gt;</text:span></text:p>
      <text:p text:style-name="P17"/>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2">И опять, как <text:span text:style-name="T6">&lt;</text:span><text:span text:style-name="T17">два</text:span><text:span text:style-name="T6">&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7">Поиски Селестии — сюжет:</text:span></text:p>
      <text:p text:style-name="P35">Базовое положение: Селестия физически находится на компе Влада в соседнем с максовым доме, в качестве этической подпрограммы к Нексусу.</text:p>
      <text:p text:style-name="P35">Кратко:</text:p>
      <text:p text:style-name="P3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5">Эпизод 1:</text:p>
      <text:p text:style-name="P3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5">…</text:p>
      <text:p text:style-name="P35">Итого:</text:p>
      <text:p text:style-name="P3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5">Эпизод 3.5 (необязательный): День из жизни Дискорда (впечатления от нового мира, интерес путешествия, нежелание возвращаться).</text:p>
      <text:p text:style-name="P3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6">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7"/>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30" text:outline-level="2">Безнадёжность</text:h>
      <text:p text:style-name="P17">&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7">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30" text:outline-level="2">След?</text:h>
      <text:p text:style-name="P87"/>
      <text:p text:style-name="P2"><text:span text:style-name="T6">&lt;</text:span><text:span text:style-name="T17">сначала эпизод - проверка сумки в серверной</text:span><text:span text:style-name="T6">&gt;</text:span></text:p>
      <text:p text:style-name="P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7">“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7">Расширить сцену в кафе. Ожидание, подьём и… падение ожиданий</text:span><text:span text:style-name="T6">&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0" text:outline-level="2">Озарение</text:h>
      <text:p text:style-name="P2"/>
      <text:p text:style-name="P2"><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1"/>
      <text:p text:style-name="P7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1"/>
      <text:p text:style-name="P68"><text:soft-page-break/>Разговор не клеился.</text:p>
      <text:p text:style-name="P7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1"><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1"><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1"><text:span text:style-name="T6">– </text:span>Ну хорошо. Убедила. В конце-концов, можем поступить так. Вы с Флатти вернётесь обратно а я продолжу поиски здесь.</text:p>
      <text:p text:style-name="P71"><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1"><text:span text:style-name="T6">– </text:span>Вы можете связываться со мной раз в месяц по коридору.</text:p>
      <text:p text:style-name="P71"><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1"><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1">Эпплджек недоверчиво хмыкнула.</text:p>
      <text:p text:style-name="P71"><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1"><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1"><text:span text:style-name="T6">– </text:span>Конечно оставаться. Кто ещё, кроме нас, может найти её?</text:p>
      <text:p text:style-name="P71"><text:span text:style-name="T6">– </text:span>Я думал, ты не сможешь оставить Энджела и всех остальных надолго.</text:p>
      <text:p text:style-name="P71"><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6"><text:span text:style-name="T6">– </text:span>Извини, Флаттершай, забылся.</text:p>
      <text:p text:style-name="P76"><text:span text:style-name="T6">– </text:span>Та ладно, я ж не против, – возразила Эпплджек. – Не парься, Флатти. Было б хуже, если б он <text:s/>назвал меня Эпплджек на людях.</text:p>
      <text:p text:style-name="P76"><text:span text:style-name="T6">– </text:span>Ты так... – запнулась Флаттершай. – Так быстро забыла свою ферму. И...</text:p>
      <text:p text:style-name="P76"><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6"><text:span text:style-name="T6">– </text:span>Как ты можешь так говорить? – расплакалась Флаттершай.</text:p>
      <text:p text:style-name="P76"><text:span text:style-name="T6">– </text:span>Эй, девушки, не ссорьтесь! Мы — одна команда! И надеюсь, останемся ею и в дальнейшем. </text:p>
      <text:list xml:id="list5548454313226413827" text:style-name="L5">
        <text:list-header>
          <text:p text:style-name="P121"><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6"><text:span text:style-name="T6">– </text:span>А если нет? – Эпплджек смотрела мне мне прямо в глаза.</text:p>
      <text:list xml:id="list155652557559229" text:continue-numbering="true" text:style-name="L5">
        <text:list-header>
          <text:p text:style-name="P121">Я молча пожал плечами. Эпплджек уверенно продолжила.</text:p>
        </text:list-header>
      </text:list>
      <text:p text:style-name="P76"><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6"><text:span text:style-name="T6">– </text:span>Спасибо, ЭйДжей.</text:p>
      <text:p text:style-name="P76"><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5651147172936" text:continue-numbering="true" text:style-name="L5">
        <text:list-header>
          <text:p text:style-name="P121">Флаттершай пробормотала нечто, показавшееся мне знакомым.</text:p>
        </text:list-header>
      </text:list>
      <text:p text:style-name="P76"><text:span text:style-name="T6">– </text:span>Флатти, ты что-то сказала? Я не расслышал.</text:p>
      <text:p text:style-name="P76"><text:span text:style-name="T6">– </text:span>Намерение Изменяет Реальность.</text:p>
      <text:p text:style-name="P76"><text:span text:style-name="T6">– </text:span>Эээ. А где ты слышала эту фразу, если не секрет?</text:p>
      <text:p text:style-name="P76"><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5651842987488" text:continue-numbering="true" text:style-name="L5">
        <text:list-header>
          <text:p text:style-name="P121">У меня как будто вспыхнула лампочка в мозгу. Кирпичики быстро выстраивались в целостную картину. Я ринулся в прихожую.</text:p>
        </text:list-header>
      </text:list>
      <text:p text:style-name="P76"><text:span text:style-name="T6">– </text:span>Флатти, ЭйДжей, буду через час. Ждите!</text:p>
      <text:p text:style-name="P71"/>
      <text:h text:style-name="P129" text:outline-level="2">Почти.</text:h>
      <text:p text:style-name="P84"/>
      <text:p text:style-name="P76">В офисе меня встретил лыбящийся Стас.</text:p>
      <text:p text:style-name="P7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6">Я уставился на Стаса и он, захлёбываясь от торопливости, начал <text:span text:style-name="T6">расказывать</text:span>.</text:p>
      <text:p text:style-name="P7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6">– Ты его уничтожил?</text:p>
      <text:p text:style-name="P76">– Кого?</text:p>
      <text:p text:style-name="P76">– Этический модуль. Селестию.</text:p>
      <text:p text:style-name="P7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6">– Ты его уничтожил?</text:p>
      <text:p text:style-name="P7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6">– То есть, на домашнем компьютере Влада модуль работает и дальше?</text:p>
      <text:p text:style-name="P76">– Ага. К нему-то у меня доступа нету. Но в кластер к Нексусу он больше не пролезет.</text:p>
      <text:p text:style-name="P76">– Спасибо, Стас. Ты молодец.</text:p>
      <text:p text:style-name="P76">Ниточка, чуть было не прервавшаяся в офисе, повела в квартиру Влада.</text:p>
      <text:p text:style-name="P76"/>
      <text:h text:style-name="P129" text:outline-level="2">Дискорд</text:h>
      <text:p text:style-name="P87"/>
      <text:p text:style-name="P84">Девушки поспешно собирались, пока я растолковывал им задачу.</text:p>
      <text:p text:style-name="P84"><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4"><text:span text:style-name="T6">– </text:span>Это тот твой приятель, который разбился с полгода назад? – спросила Эпплджек.</text:p>
      <text:p text:style-name="P84"><text:span text:style-name="T6">– </text:span>Да, это он.</text:p>
      <text:p text:style-name="P84"><text:span text:style-name="T6">– </text:span>А как мы попадём в его квартиру? Там сейчас кто-то живёт? – Флаттершай прыгала на одной ноге, натягивая кед.</text:p>
      <text:p text:style-name="P84"><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5">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5">Я поднёс брелок пропуска к домофону, но дверь подъезда не открылась. Замигала красная лампочка и зажужжал зуммер.</text:p>
      <text:p text:style-name="P85">Я выругался.</text:p>
      <text:p text:style-name="P85"><text:span text:style-name="T6">– </text:span>Макс, что случилось? У нас проблемы?</text:p>
      <text:p text:style-name="P85"><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5"><text:span text:style-name="T6">– </text:span>Так что, будем ломать дверь? – Эпплджек критически осмотрелась, подмечая бабулек на лавочке и зевак во внутреннем скверике.</text:p>
      <text:p text:style-name="P85"><text:span text:style-name="T6">– </text:span>Нет нужды. Лучше станьте-ка сзади меня так, чтобы заслонить от этих бабулек и от вооон той камеры наблюдения.</text:p>
      <text:list xml:id="list607028261170110772" text:style-name="L6">
        <text:list-header>
          <text:p text:style-name="P1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6">Раздался лёгкий «кряк» и дверь подалась.</text:p>
      <text:p text:style-name="P107"><text:span text:style-name="T6">– </text:span>Девушки, заходим.</text:p>
      <text:p text:style-name="P7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6">Прихожая встретила нас толстым слоем пыли. Мы тихонько прошли внутрь и я закрыл дверь изнутри.</text:p>
      <text:p text:style-name="P71"><text:span text:style-name="T1">Компьютер</text:span> стоял там же, где и обычно <text:span text:style-name="T1">— в личном кабинете Влада на столе у окна.</text:span></text:p>
      <text:p text:style-name="P107"><text:span text:style-name="T6">– </text:span>Макс, тут окно разбито! И верёвка какая-то висит. – крикнула Флаттершай из кухни.</text:p>
      <text:p text:style-name="P107"><text:span text:style-name="T6">– </text:span>Оставь, Флатти, не сейчас! – отмахнулся я.</text:p>
      <text:p text:style-name="P113">Лампочка питания на ноутбуке горела, <text:s/>но подключенный монитор оставался тёмным. Я постучал по пробелу, но безрезультатно.</text:p>
      <text:p text:style-name="P107"><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7"><text:span text:style-name="T6">– </text:span>Монитор выключен. – <text:s/>раздалось из угла. Кресло с высокой спинкой повернулось, открыв нашим взорам Дискорда. </text:p>
      <text:p text:style-name="P10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7">Он приподнял панамку, дурашливо здороваясь.</text:p>
      <text:p text:style-name="P107"><text:span text:style-name="T6">– </text:span>Оп-па! – пробормотала Эпплджек. – Нежданчик!</text:p>
      <text:p text:style-name="P107"><text:span text:style-name="T6">– </text:span>Ты, я вижу, времени не терял, – моя рука под прикрытием стола медленно тянулась к тяжёлой фарфоровой кружке, стоящей на краю.</text:p>
      <text:p text:style-name="P8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6">– </text:span>А почему ты вообще решил искать нас тут? – спросила Эпплджек. – Приехал бы домой. Мы б тебя чаем напоили.</text:p>
      <text:p text:style-name="P88"><text:span text:style-name="T6">– </text:span>Видишь ли, дорогая Эй-Джей, я с самого начала знал, где находится наша уважаемая принцесса, а времени в обрез, так что...</text:p>
      <text:p text:style-name="P95">В проёме дверей появилась Флаттершай.</text:p>
      <text:p text:style-name="P88"><text:soft-page-break/><text:span text:style-name="T6">– </text:span>С кем это вы тут разговариваете?</text:p>
      <text:list xml:id="list870692832344582206"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5">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искорда появилось удивлённо-мечтательное выражение и он вырубился.</text:p>
      <text:p text:style-name="P107"/>
      <text:h text:style-name="P130" text:outline-level="2">Селестия</text:h>
      <text:p text:style-name="P107"/>
      <text:p text:style-name="P8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7">Включенный монитор показал схематическое изображение Селестиии, </text:p>
      <text:p text:style-name="P108">&gt;\<text:span text:style-name="T1">Привет, Селестия. Это Макс. Как себя чувствуешь?</text:span></text:p>
      <text:p text:style-name="P108">&lt;\<text:span text:style-name="T1">Макс? МАКС??? МА-А-А-АКС!!! НАКОНЕЦ-ТО! КАК Я РАДА ТЕБЯ СЛЫШАТЬ! </text:span></text:p>
      <text:p text:style-name="P108">&gt;\<text:span text:style-name="T1">Я рад, что нашёл тебя, Тия.</text:span></text:p>
      <text:p text:style-name="P10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8">&gt;\<text:span text:style-name="T1">Тия, я сейчас подключу микрофон и колонки, и мы сможем общаться более удобно.</text:span></text:p>
      <text:p text:style-name="P107">…</text:p>
      <text:p text:style-name="P107">– Привет опять. Как ты меня слышишь?</text:p>
      <text:p text:style-name="P10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8">– <text:span text:style-name="T1">Могу себе представить. Как-то раз я провёл три часа камере сенсорной депривации. Мне не понравилось.</text:span></text:p>
      <text:p text:style-name="P107">– Эммм... Ваше Высочество, вы в порядке? Мы так рады, что наконец-то нашли Вас! – вклинилась в разговор Эпплджек.</text:p>
      <text:p text:style-name="P107">– Кто тут? Макс, кто ещё с тобой?</text:p>
      <text:p text:style-name="P108"><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8">– <text:span text:style-name="T1">Девочки? Я рада вас слышать. А Твайлайт нет рядом?</text:span></text:p>
      <text:p text:style-name="P10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7"><text:soft-page-break/>При этих словах Дискорд замычал и задёргался. Эпплджек нахмурилась и проверила верёвки, привязывающие его к спинке стула.</text:p>
      <text:p text:style-name="P10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7">– Ноутбук — так называется место, где я нахожусь сейчас? А кто это мычит?</text:p>
      <text:p text:style-name="P10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7">– О, духи предков, но зачем??? Почему у него кляп во рту?</text:p>
      <text:p text:style-name="P107">– Мы связали его. Он нас предал. И тебя. И Эквестрию. Всех.</text:p>
      <text:p text:style-name="P107">При этих словах Эпплджек и Флаттершай непонимающе уставились на меня, а Дискорд протестующе замычал.</text:p>
      <text:p text:style-name="P107">Я начал рассказывать о своих догадках, и непонимающее выражение на лицах девушек сменилось удивлением.</text:p>
      <text:p text:style-name="P10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7">– А зачем тогда ты приложила его книгой? – непонимающе уставился я на неё.</text:p>
      <text:p text:style-name="P107">– Потому что ты напал на него. Я и подумала — тебе виднее. И подсобила.</text:p>
      <text:p text:style-name="P107">Флаттершай отрицающе мотнула головой.</text:p>
      <text:p text:style-name="P107">– Не может Дискорд быть предателем. Он мой друг.</text:p>
      <text:p text:style-name="P107">Дискорд благодарственно замычал и закивал головой.</text:p>
      <text:p text:style-name="P10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7">Дискорд завёл глаза на лоб и обречённо завыл.</text:p>
      <text:p text:style-name="P107">– Макс, постой. Дай мне поговорить с ним. – сказала Селестия. – Не могу поверить, что Дискорд на такое пошёл.</text:p>
      <text:p text:style-name="P107">– Ну хорошо. Поговори. Послушаем, что он скажет.</text:p>
      <text:p text:style-name="P107">Я красноречиво покачал кулак перед его носом и вытащил кляп.</text:p>
      <text:p text:style-name="P107">...</text:p>
      <text:p text:style-name="P96">–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6">– Это я-то устраиваю цирк?!! ДА ТЫ НА СЕБЯ ПОСМОТРИ, КЛОУН!!! На людей кидаешься, чашками бросаешься, вон, мне нос разбил! Дерёшься...</text:p>
      <text:p text:style-name="P96">Я угрожающе поднёс тряпку к лицу Дискорда.</text:p>
      <text:p text:style-name="P96">– Ещё одно слово в таком тоне, и ты заткнёшься, а мы уйдём в Эквестрию без тебя!</text:p>
      <text:p text:style-name="P9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6">Дискорд демонстративно закрыл рот и посвистывая уставился в потолок.</text:p>
      <text:p text:style-name="P96">Разговор зашёл в тупик.</text:p>
      <text:p text:style-name="P99"/>
      <text:p text:style-name="P100"><text:soft-page-break/>На мониторе высветился текст:</text:p>
      <text:p text:style-name="P9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0"/>
      <text:p text:style-name="P100">Из колонок послышался лёгкий шорох.</text:p>
      <text:p text:style-name="P96">– Дик, сейчас не время для ссор. – голос Селестии был мягким, но настойчивым. – Мы в одной лодке.</text:p>
      <text:p text:style-name="P96">– Тебе легко говорить! Тебе не разбивали нос и не оскорбляли угрозами!</text:p>
      <text:p text:style-name="P96">– Ты должен понимать, что у Макса были все основания так себя вести. Твоё поведение вызвало подозрения у него, ведь он мало тебя знает. </text:p>
      <text:p text:style-name="P96">К уговорам Селестии присоединилась Флаттершай.</text:p>
      <text:p text:style-name="P96">– Дискорд, миленький, прости его. Макс хороший. Он просто не знал, что ты тоже хороший...</text:p>
      <text:p text:style-name="P96">У Дискорда покраснели уши и он засмущался и заворчал.</text:p>
      <text:p text:style-name="P9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6">Я пропустил «дятла» мимо ушей.</text:p>
      <text:p text:style-name="P10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7">***</text:p>
      <text:p text:style-name="P9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6">Потому разбрасываться такой возможностью не стоит. Если уж тебе повезло оказаться в новом мире — исследуй его сполна!..</text:p>
      <text:p text:style-name="P97">***</text:p>
      <text:p text:style-name="P102">&lt;<text:span text:style-name="T18">сюда можно вставить похождения Дискорда — вторая неопубликованная глава. Первая — секс с Селестией</text:span>&gt;</text:p>
      <text:p text:style-name="P97">***</text:p>
      <text:p text:style-name="P100">– Развяжите мне, наконец, руки! Или хотя бы одну. Плечами жестикулировать неудобно.... </text:p>
      <text:p text:style-name="P100">Я развязал Дискорду левую руку.</text:p>
      <text:p text:style-name="P99"><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0">Дискорд принялся разминать затёкшее запястье.</text:p>
      <text:p text:style-name="P10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0">– Какое письмо, Корди? – вскинулась до этого зачарованно слушавшая Дискорда Флаттершай.</text:p>
      <text:p text:style-name="P100">– Ну ваше же! Вы с Эпплджек написали мне о своих мытарствах тут. Вежливо так написали, спасибо...</text:p>
      <text:p text:style-name="P100">Флаттершай покрылась пунцовыми пятнами.</text:p>
      <text:p text:style-name="P100">– Я... Мы... – тут она совсем стушевалась.</text:p>
      <text:p text:style-name="P100">– Так а почему ты сказал, что никто не уйдёт в Эквестрию? – наконец перебила Дискорда скучавшая до этого Эпплджек.</text:p>
      <text:p text:style-name="P100">Дискорд уставился на неё долгим взглядом, а потом хлопнул себя по лбу.</text:p>
      <text:p text:style-name="P10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100">– И что? – продолжила его мысль Эпплджек.</text:p>
      <text:p text:style-name="P100">–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100">– И?!! – до меня уже дошло, но Эпплджек продолжала тупить.</text:p>
      <text:p text:style-name="P100">– Короче, времени у нас осталось что-то около пятнадцати минут. Или около того. – заявил Дискорд, поднеся к глазам запястье с массивными часами.</text:p>
      <text:p text:style-name="P100">– СКОЛЬКО??? – воскликнули хором я и девушки.</text:p>
      <text:p text:style-name="P100">Дискорд открыл было рот, но его слова заглушил звонок в дверь.</text:p>
      <text:p text:style-name="P100">– ОТКРОЙТЕ, ПОЛИЦИЯ! Вам даётся полминуты, чтобы открыть дверь. Через тридцать секунд дверь будет выбита!</text:p>
      <text:p text:style-name="P10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0">Блядь!</text:p>
      <text:p text:style-name="P100">– На крышу, живо!!! Через окно на кухне! – зашипел Дискорд, отчаянно дёргая узлы свободной рукой.</text:p>
      <text:p text:style-name="P100">Эпплджек, одной рукой сгребя в охапку ноутбук, второй увлекая Флаттершай, кинулась на кухню.</text:p>
      <text:p text:style-name="P100">– А толку? Куда мы с крыши денемся? – спросил я растерянно. Дискорд только раздражённо зарычал в ответ.</text:p>
      <text:p text:style-name="P96">Дверь содрогнулась от мощного удара. Послышался стук падающей штукатурки. Я сломя голову <text:soft-page-break/>кинулся на кухню.</text:p>
      <text:p text:style-name="P96">– Развяжи меня, идиот!!! – гаркнул вдогонку Дискорд.</text:p>
      <text:p text:style-name="P9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6">– Давай на крышу! Я догоню! – рявкнул он, освобождая вторую руку.</text:p>
      <text:p text:style-name="P96">От второго удара дверная коробка крякнула и наполовину въехала в коридор. </text:p>
      <text:p text:style-name="P9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6">Верёвка в кухонном окне дёргалась от движений лезущих по ней Флатти и Эпплджек. Я словил её рукой и стал на подоконник.</text:p>
      <text:p text:style-name="P96">Чёрт!</text:p>
      <text:p text:style-name="P9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6">Но нет, триста тысяч чертей, раз девушки смогли – я тоже смогу!</text:p>
      <text:p text:style-name="P9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6">Я успел сократить расстояние до Эпплджек наполовину, когда девушки нашли решение.</text:p>
      <text:p text:style-name="P9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6">Я выдохнул.</text:p>
      <text:p text:style-name="P9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6">Чёрт! Чёрт! Чёрт! Чёрт!</text:p>
      <text:p text:style-name="P96">Бля!!!...</text:p>
      <text:p text:style-name="P96">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6"/>
      <text:h text:style-name="P130" text:outline-level="2">Назад, в Эквестрию</text:h>
      <text:p text:style-name="P96"/>
      <text:p text:style-name="P96">Долго паниковать не пришлось. </text:p>
      <text:p text:style-name="P96">Я почувствовал сильный рывок за шиворот и захват поперёк груди. </text:p>
      <text:p text:style-name="P96">– ОТПУСТИ ДЕВЧОНКУ!!! – загрохотало мне в ухо. Я открыл глаза.</text:p>
      <text:p text:style-name="P9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6">Я чуть поднял глаза и уставился в чешуйчатую морду дракона.</text:p>
      <text:p text:style-name="P96">– Отпусти Эпплджек. Я её держу. – повторил Дискорд. – Мне сбалансироваться надо. Вы не такие уж и лёгкие.</text:p>
      <text:p text:style-name="P9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6">Наконец это ему удалось, и дальнейший подъём на крышу происходил в молчании.</text:p>
      <text:p text:style-name="P9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6">Флаттершай оторвала заплаканное лицо от моей ветровки.</text:p>
      <text:p text:style-name="P96">– Да-да, ты прав, Корди. Я готова.</text:p>
      <text:p text:style-name="P96">На длинной шее Дискорда разместились Эпплджек и Флаттершай. Я, для сохранения баланса, разместился позади крыльев.</text:p>
      <text:p text:style-name="P96">Дискорд расправил крылья и начал короткую пробежку к краю.</text:p>
      <text:p text:style-name="P10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6">И мы полетели навстречу закату.</text:p>
      <text:p text:style-name="P9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6">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6"><text:soft-page-break/>– Пристегните ремни! – проревел Дискорд, резко ускоряясь. – Будет весело!!!</text:p>
      <text:p text:style-name="P9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6">– ЙУУУУУУУХХХУУУУУ!!! – заорал Дискорд, сложил крылья и врезался в шар.</text:p>
      <text:p text:style-name="P101">&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73">Из-за заинтересованности Эквуса в Максе, тому не приходится прилагать усилий для 34 — на что ему указывает Анакорн</text:p>
      <text:p text:style-name="P7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1"><text:span text:style-name="T1">– </text:span>Анакорн. <text:span text:style-name="T1">– о</text:span>трекомендовался он. <text:span text:style-name="T6">– </text:span><text:span text:style-name="T1">Демиург.</text:span></text:p>
      <text:p text:style-name="P71"><text:span text:style-name="T1">– </text:span>П-привет. Макс. <text:span text:style-name="T1">– в</text:span> смятении представился я.</text:p>
      <text:p text:style-name="P7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6"/>
      <text:p text:style-name="P71"><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18">дело даже не в магии — она во многих молодых мирах есть). Дело в нестыковках, несуразицах и нелепицах.</text:span><text:span text:style-name="T1">&gt;</text:span></text:p>
      <text:p text:style-name="P76"/>
      <text:p text:style-name="P7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1"><text:span text:style-name="T1">Юноша</text:span> закинул ногу за ногу и пытливо смотрел на меня, играя карандашём .</text:p>
      <text:p text:style-name="P71">Я совсем запутался.</text:p>
      <text:p text:style-name="P71"><text:span text:style-name="T1">– </text:span>Какая проблема? Какое решение? Кто ты <text:span text:style-name="T1">вообще</text:span>?</text:p>
      <text:p text:style-name="P71"><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6">– Стоп, не торопись. – у меня голова пошла кругом от информации. – Я ничего не понял. Какие-такие проблемы? Какие варианты? Зачем его поддерживать?</text:p>
      <text:p text:style-name="P76">Анакорн недовольно поморщился, но продолжил.</text:p>
      <text:p text:style-name="P7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6">На голограмме появилась солнечная система Эквуса. Почему-то в центре системы был сам Эквус. Вокруг него вращались солнце и луна.</text:p>
      <text:p text:style-name="P76">Анакорн плюхнулся обратно в кресло и схватился за голову. Потом, немного успокоившись, продолжил.</text:p>
      <text:p text:style-name="P7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6">Анакорн отпил из стакана и продолжил.</text:p>
      <text:p text:style-name="P7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6">Анакорн постучал по столику указкой. Солнечная система увеличилась, оставив в поле зрения только шар Эквуса.</text:p>
      <text:p text:style-name="P7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78">Ко мне наконец-то пришло понимание ситуации.</text:p>
      <text:p text:style-name="P7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6">Анакорн смутился.</text:p>
      <text:p text:style-name="P7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6">(<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6"><text:span text:style-name="T15">– Сам ты раздолбай! – произнёс, наконец, Свирл</text:span>)</text:p>
      <text:p text:style-name="P76">… И создали вы его достаточно топорно — видишь, он трещит по швам.</text:p>
      <text:p text:style-name="P76">– Хмм. То есть, это брони создали Эквус?</text:p>
      <text:p text:style-name="P7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6">Я вспомнил события последнего года <text:span text:style-name="T6">&lt;</text:span>упомянуть в эпизоде на Терре, что МЛП-сериал закрылся год назад<text:span text:style-name="T6">&gt;</text:span></text:p>
      <text:p text:style-name="P7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6">Анакорн с такой силой сжал карандаш, что он хрустнул.</text:p>
      <text:p text:style-name="P7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3">– </text:p>
      <text:p text:style-name="P7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8">– Верни Рэйнбоу!!!</text:p>
      <text:p text:style-name="P78">Обломки карандаша выпали из кулака Анакорна на столик.</text:p>
      <text:p text:style-name="P78">– Э-э-э… м-м-м… ну-у-у... Нельзя сказать, что это совсем невыполнимо… Но, прямо скажу, задачка не для студента!</text:p>
      <text:p text:style-name="P78">– А ты студент?</text:p>
      <text:p text:style-name="P7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8">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8">– Нет. Плата остаётся неизменной. Тут мы квиты. У меня тоже мало шансов помочь тебе — я не имею ни малейшего понятия, как это сделать.</text:p>
      <text:p text:style-name="P78">Ставшие почти прозрачными стены комнаты снова обрели материальность. Анакорн пожал плечами и протянул мне руку через столик.</text:p>
      <text:p text:style-name="P7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8">Я задумался.</text:p>
      <text:p text:style-name="P7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8">Анакорн почесал в затылке.</text:p>
      <text:p text:style-name="P78">– А кьютимарки? Как, <text:span text:style-name="T6">&lt;</text:span><text:span text:style-name="T22">чёрт</text:span><text:span text:style-name="T6">&gt;</text:span> меня побери, объяснить кьютимарки?</text:p>
      <text:p text:style-name="P78">– А кьютимарки ты сам даришь пони, когда распознаёшь их жизненное предназначение.</text:p>
      <text:p text:style-name="P7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8">Я пожал плечами.</text:p>
      <text:p text:style-name="P78">– А по-другому я не могу объяснить их появление. К сожалению.</text:p>
      <text:p text:style-name="P10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9">– Хорошо. Уболтал. Кьютимарки беру на себя. Так и знал, что мне самое трудное достанется!</text:p>
      <text:p text:style-name="P10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9">Анакорн проследил мой взгляд.</text:p>
      <text:p text:style-name="P109">– Нечего так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9"/>
      <text:p text:style-name="P111">Да, т<text:span text:style-name="T3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2"/>
      <text:p text:style-name="P11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1"/>
      <text:p text:style-name="P109">Я опять задумался. В голове было пусто. Хотя, если подумать с точки зрения программиста, можно... Наверное можно, раз все предыдущее прокатило...</text:p>
      <text:p text:style-name="P110">–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0">– Не понял? Это как? Как ты совместишь разрушенную магическими войнами Эквестрию с романтически-сексуальным раем для попаданцев?</text:p>
      <text:p text:style-name="P110"><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0">Анакорн долго мусолил карандаш, а потом вдруг заржал.</text:p>
      <text:p text:style-name="P110"><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0"><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0">Анакорн примирительно похлопал меня по плечу.</text:p>
      <text:p text:style-name="P110"><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0">Я подозрительно посмотрел на Анакорна.</text:p>
      <text:p text:style-name="P110"><text:span text:style-name="T6">– </text:span>Какой ещё, нафиг, «мой фанфик»? Я никакого фанфика не писал. И не собираюсь, вообще-то.</text:p>
      <text:p text:style-name="P110">Анакорн ехидно ухмыльнулся и откинулся в кресле, переплетя пальцы за затылком.</text:p>
      <text:p text:style-name="P110"><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9"><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9"><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9"><text:span text:style-name="T6">– </text:span>Факн щит<text:note text:id="ftn13" text:note-class="footnote"><text:note-citation>13</text:note-citation><text:note-body><text:p text:style-name="P10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9">Анакорн развёл руками.</text:p>
      <text:p text:style-name="P109"><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9">Анакорн, глядя на мои терзания, понимающе кивнул и продолжил.</text:p>
      <text:p text:style-name="P7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6">– Гм! Я бы попросил тебя не касаться моих отношений с Рэйнбоу!</text:p>
      <text:p text:style-name="P7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6">У меня сердце буквально ухнуло куда-то вниз, в область желудка.</text:p>
      <text:p text:style-name="P7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6">– Та ладно, не утешай. Я не маленький ребёнок. Долг платежом красен. Сделаю то, что ты хочешь. Как сумею.</text:p>
      <text:p text:style-name="P7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6">Анакорн наблюдал за мной без улыбки. По его нейтральному выражению лица невозможно было догадаться, о чём он думает.</text:p>
      <text:p text:style-name="P76">– Ну вот и отлично. Рад, что мы наконец-то пришли к сделке.</text:p>
      <text:p text:style-name="P7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9">– Пора закругляться. Ты начинаешь сгорать. Надо утрясти последние детали, пока ещё есть пару минут.</text:p>
      <text:p text:style-name="P76">– Валяй. Я тебя внимательно слушаю.</text:p>
      <text:p text:style-name="P7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6">– А я разве сплю?</text:p>
      <text:p text:style-name="P76">– Сейчас — нет. Но как только мы закроем сделку — проснёшься. Потому что нет иного способа вернуть тебя в реальный мир.</text:p>
      <text:p text:style-name="P76">– Эээ, постой. А как я в Эквестрию и обратно возвращался?</text:p>
      <text:p text:style-name="P7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6">Так вот, возвращать тебя обратно в твой мир я не буду. </text:p>
      <text:p text:style-name="P76">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6">– Ты ещё увидишь пару снов на прощание. Удачи!</text:p>
      <text:p text:style-name="P76"><text:soft-page-break/></text:p>
      <text:p text:style-name="P80">&lt;<text:span text:style-name="T1">- Но если миры Эквестрии станут существовать — появятся и те из них, в которых тьма страданий, постапокалипсис.</text:span></text:p>
      <text:p text:style-name="P80"><text:span text:style-name="T1">- И это лучше, чем не существовать, поверь</text:span>&gt;</text:p>
      <text:p text:style-name="P77">***</text:p>
      <text:p text:style-name="P77"/>
      <text:p text:style-name="P76">&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6"/>
      <text:p text:style-name="P76">–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6">– Пожалста. – ответил я безучастно. – Всегда рад. Только Вам не нужно было ТАК распинаться, чтобы заручиться моей помощью.</text:p>
      <text:p text:style-name="P76">Селестия на мгновение смутилась, но продолжила.</text:p>
      <text:p text:style-name="P76">&lt;<text:span text:style-name="T17"> - Ты морочила мне яйца, чтобы заинтересовать? Всё, как Свирл указал?</text:span></text:p>
      <text:p text:style-name="P7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3">Я покачал головой.</text:p>
      <text:p text:style-name="P76"><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6">–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6">Селестия кивнула, соглашаясь, и образ её начал меркнуть.</text:p>
      <text:p text:style-name="P101">– <text:span text:style-name="T1">Окей. Будь счастлив и... спасибо тебе за всё, Макс.</text:span></text:p>
      <text:p text:style-name="P96">…</text:p>
      <text:p text:style-name="P10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6">Он нахлобучил на себя невесть откуда взявшуюся двууголку.</text:p>
      <text:p text:style-name="P96">– Как вам это нравится, господа?! Дискорд — спаситель Эквестрии! А ведь звучит!!! Разрешите откланяться!..</text:p>
      <text:p text:style-name="P96"/>
      <text:list xml:id="list6761058890381183549" text:style-name="L8">
        <text:list-header>
          <text:p text:style-name="P123">(<text:span text:style-name="T26">Луна — как повелительница снов, слышала разговор Макса с Анакорном</text:span>)</text:p>
          <text:p text:style-name="P124"/>
        </text:list-header>
      </text:list>
      <text:p text:style-name="P97">***</text:p>
      <text:p text:style-name="P71"><text:span text:style-name="T1">–</text:span> Ты?..</text:p>
      <text:p text:style-name="P71"><text:span text:style-name="T1">–</text:span> Ты??!</text:p>
      <text:p text:style-name="P71"><text:span text:style-name="T1">–</text:span> Ты мне снишься??</text:p>
      <text:p text:style-name="P71"><text:span text:style-name="T1">–</text:span> Это ты мне снишься!!</text:p>
      <text:p text:style-name="P71"><text:span text:style-name="T1">–</text:span> Неважно… Пусть мы друг-другу снимся… Ты как, Дэш?</text:p>
      <text:p text:style-name="P7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1"><text:span text:style-name="T1">–</text:span> И я в порядке. Вот, возвращаюсь в свой мир. Ну, не совсем в свой. Почти в свой.</text:p>
      <text:p text:style-name="P71"><text:span text:style-name="T1">–</text:span> Навсегда?</text:p>
      <text:p text:style-name="P71"><text:span text:style-name="T1">–</text:span> Скорее всего, да.</text:p>
      <text:p text:style-name="P71"><text:span text:style-name="T1">–</text:span> Это плохо. Я хотела тебе сказать…</text:p>
      <text:p text:style-name="P71"><text:span text:style-name="T1">–</text:span> Не надо, Дэш. Не стоит терзать себя. Мне тоже очень хотелось остаться. Но так надо. Мне очень жаль…</text:p>
      <text:p text:style-name="P7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1"><text:span text:style-name="T1">–</text:span> И тебя, и Твайлайт, и Рэрити, и Селестию, и всех-всех-всех… Таковы правила.</text:p>
      <text:p text:style-name="P71"><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1">Я опустил руку на шею Дэш и ощутил теплоту и лёгкое покалывание в пустоте.</text:p>
      <text:p text:style-name="P71"><text:span text:style-name="T6">–</text:span> Мне кажется, Дэш, <text:span text:style-name="T1">м</text:span>ы найдём способ связаться. Рано или поздно.</text:p>
      <text:p text:style-name="P71"><text:soft-page-break/><text:span text:style-name="T1">–</text:span> И лучше рано, чем поздно! Я не люблю ждать!</text:p>
      <text:p text:style-name="P71"><text:span text:style-name="T1">–</text:span> Да, Дэш. <text:span text:style-name="T1">–</text:span> её образ начал таять. <text:span text:style-name="T1">–</text:span> Да, я помню. Я всё ещё помню…</text:p>
      <text:p text:style-name="P71"/>
      <text:h text:style-name="P130" text:outline-level="2">Земля</text:h>
      <text:p text:style-name="P74">Музыкальная тема из бегущего по лезвию бритвы — <text:span text:style-name="T6">Mission impossible</text:span></text:p>
      <text:p text:style-name="P75">&lt;Ужас возвращения из тёплого волшебного мира друзей в холодную скучную реальность.&gt;</text:p>
      <text:p text:style-name="P6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9"><text:span text:style-name="T1">Я нашарил ногами тапки и пошёл в ванную. Проходя мимо стола, зацепился взглядом за</text:span> эскиз <text:span text:style-name="T1">рисунка</text:span>.</text:p>
      <text:p text:style-name="P6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0">Доставая из стола ключи от машины, опять наткнулся взглядом на эскиз.</text:p>
      <text:p text:style-name="P7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0">Назову-ка я фантазию «Последний фанфик».</text:p>
      <text:p text:style-name="P70"/>
      <text:p text:style-name="P70"/>
      <text:p text:style-name="P70"/>
      <text:p text:style-name="P71"/>
      <text:p text:style-name="P71"/>
      <text:p text:style-name="P71"/>
      <text:p text:style-name="P7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1"/>
      <text:p text:style-name="P7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1"/>
      <text:p text:style-name="P71"/>
      <text:p text:style-name="P71"/>
      <text:p text:style-name="P71"/>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7-06T15:56:50.019435714</dc:date>
    <meta:editing-duration>P72DT5H10M5S</meta:editing-duration>
    <meta:editing-cycles>3538</meta:editing-cycles>
    <meta:generator>LibreOffice/5.0.2.2$Linux_X86_64 LibreOffice_project/00m0$Build-2</meta:generator>
    <meta:document-statistic meta:table-count="0" meta:image-count="0" meta:object-count="0" meta:page-count="143" meta:paragraph-count="2934" meta:word-count="65965" meta:character-count="438696" meta:non-whitespace-character-count="372462"/>
  </office:meta>
</office:document-meta>
</file>